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8f8" officeooo:paragraph-rsid="001908f8"/>
    </style:style>
    <style:style style:name="P2" style:family="paragraph" style:parent-style-name="Standard" style:list-style-name="L1">
      <style:text-properties officeooo:rsid="001908f8" officeooo:paragraph-rsid="001908f8"/>
    </style:style>
    <style:style style:name="P3" style:family="paragraph" style:parent-style-name="Standard" style:list-style-name="L2">
      <style:text-properties officeooo:rsid="001908f8" officeooo:paragraph-rsid="001908f8"/>
    </style:style>
    <style:style style:name="P4" style:family="paragraph" style:parent-style-name="Standard" style:list-style-name="L1">
      <style:text-properties officeooo:paragraph-rsid="001908f8"/>
    </style:style>
    <style:style style:name="P5" style:family="paragraph" style:parent-style-name="Standard">
      <style:text-properties officeooo:rsid="001a6201" officeooo:paragraph-rsid="001a6201"/>
    </style:style>
    <style:style style:name="P6" style:family="paragraph" style:parent-style-name="Standard" style:list-style-name="L1">
      <style:text-properties officeooo:rsid="001b7076" officeooo:paragraph-rsid="001b7076"/>
    </style:style>
    <style:style style:name="T1" style:family="text">
      <style:text-properties officeooo:rsid="001908f8"/>
    </style:style>
    <style:style style:name="T2" style:family="text">
      <style:text-properties officeooo:rsid="001a62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92cm" fo:text-indent="-0.635cm" fo:margin-left="9.59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</text:p>
      <text:p text:style-name="P1"/>
      <text:p text:style-name="P1"/>
      <text:p text:style-name="P1">* Réaliser une application (« type instagram »</text:p>
      <text:p text:style-name="P1">* But : partages de photo</text:p>
      <text:p text:style-name="P1">* OPEN SOURCE</text:p>
      <text:p text:style-name="P1">*Responsive</text:p>
      <text:p text:style-name="P1"/>
      <text:p text:style-name="P5">* hebergement du site : gerer par le client</text:p>
      <text:p text:style-name="P5">*nom du domaine : <text:s/>voir client</text:p>
      <text:p text:style-name="P1"/>
      <text:p text:style-name="P1">* <text:span text:style-name="T2">Langues francais</text:span></text:p>
      <text:p text:style-name="P1"/>
      <text:p text:style-name="P1">*chartre graphique : Pas de charte marquée, <text:span text:style-name="T2">sobre pour ne pas gener les photos, strictement à instagram identique.</text:span></text:p>
      <text:p text:style-name="P1"/>
      <text:p text:style-name="P1">*Interfaces : <text:s/></text:p>
      <text:p text:style-name="P1"/>
      <text:p text:style-name="P1"><text:tab/>-utilisateur : </text:p>
      <text:list xml:id="list877912215" text:style-name="L1">
        <text:list-item>
          <text:p text:style-name="P4"><text:span text:style-name="T1">telechargement du programme</text:span></text:p>
        </text:list-item>
        <text:list-item>
          <text:p text:style-name="P2">Poster des photos</text:p>
        </text:list-item>
        <text:list-item>
          <text:p text:style-name="P2"><text:s/>Profil →<text:span text:style-name="T2"> photo ronde</text:span></text:p>
        </text:list-item>
        <text:list-item>
          <text:p text:style-name="P6">compteur de like</text:p>
          <text:p text:style-name="P6"/>
        </text:list-item>
      </text:list>
      <text:p text:style-name="P1"><text:tab/>-visiteur :</text:p>
      <text:list xml:id="list895800022" text:style-name="L2">
        <text:list-item>
          <text:p text:style-name="P3">consulte les photos</text:p>
        </text:list-item>
        <text:list-item>
          <text:p text:style-name="P3">like</text:p>
        </text:list-item>
        <text:list-item>
          <text:p text:style-name="P3">commente</text:p>
        </text:list-item>
      </text:list>
      <text:p text:style-name="P1"/>
      <text:p text:style-name="P1"/>
      <text:p text:style-name="P1"/>
      <text:list xml:id="list103941999868927" text:continue-list="list877912215" text:style-name="L1">
        <text:list-header>
          <text:p text:style-name="P2"/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0:10:50.837470696</meta:creation-date>
    <dc:date>2018-07-11T10:39:41.716172381</dc:date>
    <meta:editing-duration>PT7M</meta:editing-duration>
    <meta:editing-cycles>1</meta:editing-cycles>
    <meta:document-statistic meta:table-count="0" meta:image-count="0" meta:object-count="0" meta:page-count="1" meta:paragraph-count="22" meta:word-count="91" meta:character-count="484" meta:non-whitespace-character-count="414"/>
    <meta:generator>LibreOffice/6.0.3.2$Linux_X86_64 LibreOffice_project/00m0$Build-2</meta:generator>
  </office:meta>
</office:document-meta>
</file>